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eterContextService.startT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eterContextService.JMeterContext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MeterContextService.getNumberOf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ntextService.end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eterContextService.addTotalThreads( int thisGro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ntextService.getTotal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ntextService.incrNumberOf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ntextService.decrNumberOf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ntextService.getTestStar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ntextService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ntextService.clearTotal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ContextService.initi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